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Nimbus Sans L'" style:font-family-generic="swiss" style:font-pitch="variable"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Courier 10 Pitch'" style:font-pitch="fixed" fo:font-size="18pt" style:font-size-asian="18pt" style:font-size-complex="18pt"/>
    </style:style>
    <style:style style:name="P5" style:family="paragraph">
      <style:paragraph-properties fo:text-align="center"/>
      <style:text-properties fo:font-family="'Courier 10 Pitch'" style:font-pitch="fixed"/>
    </style:style>
    <style:style style:name="T1" style:family="text">
      <style:text-properties fo:font-family="'Nimbus Sans L'" style:font-family-generic="swiss" style:font-pitch="variable" fo:font-size="20pt" style:font-size-asian="20pt" style:font-size-complex="20pt"/>
    </style:style>
    <style:style style:name="T2" style:family="text">
      <style:text-properties fo:font-family="'Courier 10 Pitch'" style:font-pitch="fixed" fo:font-size="18pt" style:font-size-asian="18pt" style:font-size-complex="18pt"/>
    </style:style>
    <style:style style:name="T3" style:family="text">
      <style:text-properties fo:font-family="'Courier 10 Pitch'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.86cm" svg:height="5.08cm" svg:x="3.54cm" svg:y="6.08cm">
          <text:p text:style-name="P1"><text:span text:style-name="T1">Design <text:s text:c="100"/></text:span></text:p>
          <text:p text:style-name="P1"><text:span text:style-name="T1">Matrix <text:s text:c="94"/>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3.175cm" svg:x="10.855cm" svg:y="2.27cm">
          <text:p text:style-name="P3">Temporal </text:p>
          <text:p text:style-name="P3">abstraction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8.415cm" svg:height="0.635cm" svg:x="7.35cm" svg:y="6.715cm">
          <text:p text:style-name="P3"><text:span text:style-name="T2">0 1 0 1 1 1 0 0 1 0 1 0 0 1 1 0 1 0 1 1 1 0 1 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8.415cm" svg:height="0.635cm" svg:x="7.35cm" svg:y="8.62cm">
          <text:p text:style-name="P3"><text:span text:style-name="T3">0 1 0 0 0 1 0 1 1 0 1 0 0 0 0 1 0 0 1 0 1 1 0 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8.415cm" svg:height="0.635cm" svg:x="7.35cm" svg:y="9.89cm">
          <text:p text:style-name="P3"><text:span text:style-name="T3">0 0 1 1 0 1 0 1 0 1 0 0 0 1 0 1 1 0 1 0 0 0 0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635cm" svg:height="2.54cm" svg:x="10.524cm" svg:y="5.4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905cm" svg:height="4.445cm" svg:x="13.7cm" svg:y="7.985cm">
          <text:p/>
          <draw:enhanced-geometry svg:viewBox="0 0 21600 21600" draw:text-areas="?f0 0 ?f2 ?f5" draw:type="down-arrow" draw:modifiers="17587.7213695396 7060.230849947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3" draw:layer="layout" svg:x1="10.525cm" svg:y1="7.985cm" svg:x2="14.97cm" svg:y2="7.985cm">
          <text:p/>
        </draw:line>
        <draw:custom-shape draw:style-name="gr6" draw:text-style-name="P3" draw:layer="layout" svg:width="9.525cm" svg:height="2.54cm" svg:x="9.89cm" svg:y="12.43cm">
          <text:p text:style-name="P3">Relevant input to</text:p>
          <text:p text:style-name="P3">determine output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" draw:text-style-name="P2" draw:layer="layout" svg:width="22.86cm" svg:height="1.905cm" svg:x="3.54cm" svg:y="15.605cm">
          <text:p text:style-name="P1"><text:span text:style-name="T1">Output Matrix <text:s text:c="92"/>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4.7cm" svg:height="0.635cm" svg:x="11.16cm" svg:y="16.24cm">
          <text:p text:style-name="P3"><text:span text:style-name="T3">0 1 0 0 1 0 1 1 0 1 0 0 0 0 1 0 0 1 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635cm" svg:height="2.54cm" svg:x="14.334cm" svg:y="14.97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mco </meta:initial-creator>
    <meta:creation-date>2012-02-27T18:56:08</meta:creation-date>
    <dc:date>2012-02-28T19:40:43</dc:date>
    <dc:creator>remco </dc:creator>
    <meta:editing-duration>PT18M6S</meta:editing-duration>
    <meta:editing-cycles>4</meta:editing-cycles>
    <meta:generator>LibreOffice/3.3$Linux LibreOffice_project/330m19$Build-401</meta:generator>
    <meta:document-statistic meta:object-count="12"/>
  </office:meta>
</office:document-meta>
</file>